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xujin2.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TemplateParam.setAuditStatus( AuditStatusType audi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numFilter.process( Object object ,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numFilter.IntEnumFilter( String ... file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xujin2.ge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2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ctTemplateParam.ContactTempl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ctTemplatePar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2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2.AuditStatusTyp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2.valuesOf( String en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g_for_xujin2.AuditStatusType( int code , String desc , String e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numFilter.IntEnum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ctTemplateParam.getAudi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